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4" style:parent-style-name="Hipervínculo" style:family="text">
      <style:text-properties style:font-name="Liberation Mono" style:font-name-asian="Noto Sans Mono CJK SC" style:font-name-complex="Liberation Mono" fo:background-color="#FFBF00"/>
    </style:style>
    <style:style style:name="P5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6" style:parent-style-name="Hipervínculo" style:family="text">
      <style:text-properties fo:background-color="#FFFF00"/>
    </style:style>
    <style:style style:name="P7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8" style:parent-style-name="Hipervínculo" style:family="text">
      <style:text-properties style:font-name="Liberation Mono" style:font-name-asian="Noto Sans Mono CJK SC" style:font-name-complex="Liberation Mono" fo:background-color="#2A6099"/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0" style:parent-style-name="Hipervínculo" style:family="text">
      <style:text-properties style:font-name="Liberation Mono" style:font-name-asian="Noto Sans Mono CJK SC" style:font-name-complex="Liberation Mono" fo:background-color="#BF819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2" style:parent-style-name="Hipervínculo" style:family="text">
      <style:text-properties style:font-name="Liberation Mono" style:font-name-asian="Noto Sans Mono CJK SC" style:font-name-complex="Liberation Mono" fo:background-color="#729FCF" fo:language="es" fo:country="CR"/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4" style:parent-style-name="Hipervínculo" style:family="text">
      <style:text-properties style:font-name="Liberation Mono" style:font-name-asian="Noto Sans Mono CJK SC" style:font-name-complex="Liberation Mono" fo:background-color="#3465A4"/>
    </style:style>
    <style:style style:name="T15" style:parent-style-name="SourceText" style:family="text">
      <style:text-properties fo:background-color="#FFBF00"/>
    </style:style>
    <style:style style:name="P16" style:parent-style-name="PreformattedText" style:family="paragraph">
      <style:paragraph-properties fo:margin-bottom="0.1965in"/>
    </style:style>
    <style:style style:name="P17" style:parent-style-name="Título1" style:family="paragraph">
      <style:text-properties fo:background-color="#FFFF00"/>
    </style:style>
    <style:style style:name="T18" style:parent-style-name="SourceText" style:family="text">
      <style:text-properties fo:language="es" fo:country="CR"/>
    </style:style>
    <style:style style:name="T19" style:parent-style-name="SourceText" style:family="text">
      <style:text-properties fo:language="es" fo:country="CR"/>
    </style:style>
    <style:style style:name="T20" style:parent-style-name="SourceText" style:family="text">
      <style:text-properties fo:language="es" fo:country="CR"/>
    </style:style>
    <style:style style:name="T21" style:parent-style-name="SourceText" style:family="text">
      <style:text-properties fo:language="es" fo:country="CR"/>
    </style:style>
    <style:style style:name="T22" style:parent-style-name="SourceText" style:family="text">
      <style:text-properties fo:language="es" fo:country="CR"/>
    </style:style>
    <style:style style:name="T23" style:parent-style-name="SourceText" style:family="text">
      <style:text-properties fo:language="es" fo:country="CR"/>
    </style:style>
    <style:style style:name="T24" style:parent-style-name="SourceText" style:family="text">
      <style:text-properties fo:language="es" fo:country="CR"/>
    </style:style>
    <style:style style:name="T25" style:parent-style-name="SourceText" style:family="text">
      <style:text-properties fo:background-color="#2A6099"/>
    </style:style>
    <style:style style:name="T26" style:parent-style-name="SourceText" style:family="text">
      <style:text-properties fo:background-color="#BF819E"/>
    </style:style>
    <style:style style:name="T27" style:parent-style-name="SourceText" style:family="text">
      <style:text-properties fo:language="es" fo:country="CR"/>
    </style:style>
    <style:style style:name="T28" style:parent-style-name="SourceText" style:family="text">
      <style:text-properties fo:language="es" fo:country="CR"/>
    </style:style>
    <style:style style:name="T29" style:parent-style-name="SourceText" style:family="text">
      <style:text-properties fo:language="es" fo:country="CR"/>
    </style:style>
    <style:style style:name="T30" style:parent-style-name="SourceText" style:family="text">
      <style:text-properties fo:language="es" fo:country="CR"/>
    </style:style>
    <style:style style:name="T31" style:parent-style-name="SourceText" style:family="text">
      <style:text-properties fo:language="es" fo:country="CR"/>
    </style:style>
    <style:style style:name="T32" style:parent-style-name="SourceText" style:family="text">
      <style:text-properties fo:language="es" fo:country="CR"/>
    </style:style>
    <style:style style:name="T33" style:parent-style-name="SourceText" style:family="text">
      <style:text-properties fo:language="es" fo:country="CR"/>
    </style:style>
    <style:style style:name="T34" style:parent-style-name="SourceText" style:family="text">
      <style:text-properties fo:language="es" fo:country="CR"/>
    </style:style>
    <style:style style:name="P35" style:parent-style-name="PreformattedText" style:family="paragraph">
      <style:text-properties fo:language="es" fo:country="CR"/>
    </style:style>
    <style:style style:name="P36" style:parent-style-name="PreformattedText" style:family="paragraph">
      <style:text-properties fo:language="es" fo:country="CR"/>
    </style:style>
    <style:style style:name="P37" style:parent-style-name="PreformattedText" style:family="paragraph">
      <style:text-properties fo:language="es" fo:country="CR"/>
    </style:style>
    <style:style style:name="P38" style:parent-style-name="PreformattedText" style:family="paragraph">
      <style:text-properties fo:language="es" fo:country="CR"/>
    </style:style>
    <style:style style:name="P39" style:parent-style-name="PreformattedText" style:family="paragraph">
      <style:text-properties fo:language="es" fo:country="CR"/>
    </style:style>
    <style:style style:name="P40" style:parent-style-name="PreformattedText" style:family="paragraph">
      <style:text-properties fo:language="es" fo:country="CR"/>
    </style:style>
    <style:style style:name="P41" style:parent-style-name="PreformattedText" style:family="paragraph">
      <style:text-properties fo:language="es" fo:country="CR"/>
    </style:style>
    <style:style style:name="P42" style:parent-style-name="PreformattedText" style:family="paragraph">
      <style:text-properties fo:language="es" fo:country="CR"/>
    </style:style>
    <style:style style:name="P43" style:parent-style-name="PreformattedText" style:family="paragraph">
      <style:text-properties fo:language="es" fo:country="CR"/>
    </style:style>
    <style:style style:name="P44" style:parent-style-name="PreformattedText" style:family="paragraph">
      <style:text-properties fo:language="es" fo:country="CR"/>
    </style:style>
    <style:style style:name="P45" style:parent-style-name="PreformattedText" style:family="paragraph">
      <style:text-properties fo:language="es" fo:country="CR"/>
    </style:style>
    <style:style style:name="P46" style:parent-style-name="PreformattedText" style:family="paragraph">
      <style:text-properties fo:language="es" fo:country="CR"/>
    </style:style>
    <style:style style:name="P47" style:parent-style-name="PreformattedText" style:family="paragraph">
      <style:text-properties fo:language="es" fo:country="CR"/>
    </style:style>
    <style:style style:name="P48" style:parent-style-name="PreformattedText" style:family="paragraph">
      <style:text-properties fo:language="es" fo:country="CR"/>
    </style:style>
    <style:style style:name="P49" style:parent-style-name="PreformattedText" style:family="paragraph">
      <style:text-properties fo:language="es" fo:country="CR"/>
    </style:style>
    <style:style style:name="P50" style:parent-style-name="PreformattedText" style:family="paragraph">
      <style:text-properties fo:language="es" fo:country="CR"/>
    </style:style>
    <style:style style:name="P51" style:parent-style-name="PreformattedText" style:family="paragraph">
      <style:text-properties fo:language="es" fo:country="CR"/>
    </style:style>
    <style:style style:name="P52" style:parent-style-name="PreformattedText" style:family="paragraph">
      <style:text-properties fo:language="es" fo:country="CR"/>
    </style:style>
    <style:style style:name="P53" style:parent-style-name="PreformattedText" style:family="paragraph">
      <style:text-properties fo:language="es" fo:country="CR"/>
    </style:style>
    <style:style style:name="P54" style:parent-style-name="PreformattedText" style:family="paragraph">
      <style:text-properties fo:language="es" fo:country="CR"/>
    </style:style>
    <style:style style:name="P55" style:parent-style-name="PreformattedText" style:family="paragraph">
      <style:text-properties fo:language="es" fo:country="CR"/>
    </style:style>
    <style:style style:name="T56" style:parent-style-name="SourceText" style:family="text">
      <style:text-properties fo:background-color="#729FCF" fo:language="es" fo:country="CR"/>
    </style:style>
    <style:style style:name="T57" style:parent-style-name="SourceText" style:family="text">
      <style:text-properties fo:language="es" fo:country="CR"/>
    </style:style>
    <style:style style:name="T58" style:parent-style-name="SourceText" style:family="text">
      <style:text-properties fo:language="es" fo:country="CR"/>
    </style:style>
    <style:style style:name="T59" style:parent-style-name="SourceText" style:family="text">
      <style:text-properties fo:language="es" fo:country="CR"/>
    </style:style>
    <style:style style:name="P60" style:parent-style-name="PreformattedText" style:family="paragraph">
      <style:text-properties fo:language="es" fo:country="CR"/>
    </style:style>
    <style:style style:name="T61" style:parent-style-name="SourceText" style:family="text">
      <style:text-properties fo:language="es" fo:country="CR"/>
    </style:style>
    <style:style style:name="T62" style:parent-style-name="SourceText" style:family="text">
      <style:text-properties fo:language="es" fo:country="CR"/>
    </style:style>
    <style:style style:name="T63" style:parent-style-name="SourceText" style:family="text">
      <style:text-properties fo:language="es" fo:country="CR"/>
    </style:style>
    <style:style style:name="T64" style:parent-style-name="SourceText" style:family="text">
      <style:text-properties fo:language="es" fo:country="CR"/>
    </style:style>
    <style:style style:name="T65" style:parent-style-name="SourceText" style:family="text">
      <style:text-properties fo:language="es" fo:country="CR"/>
    </style:style>
    <style:style style:name="T66" style:parent-style-name="SourceText" style:family="text">
      <style:text-properties fo:language="es" fo:country="CR"/>
    </style:style>
    <style:style style:name="T67" style:parent-style-name="SourceText" style:family="text">
      <style:text-properties fo:language="es" fo:country="CR"/>
    </style:style>
    <style:style style:name="T68" style:parent-style-name="SourceText" style:family="text">
      <style:text-properties fo:language="es" fo:country="CR"/>
    </style:style>
    <style:style style:name="T69" style:parent-style-name="SourceText" style:family="text">
      <style:text-properties fo:language="es" fo:country="CR"/>
    </style:style>
    <style:style style:name="T70" style:parent-style-name="SourceText" style:family="text">
      <style:text-properties fo:language="es" fo:country="CR"/>
    </style:style>
    <style:style style:name="T71" style:parent-style-name="SourceText" style:family="text">
      <style:text-properties fo:language="es" fo:country="CR"/>
    </style:style>
    <style:style style:name="T72" style:parent-style-name="SourceText" style:family="text">
      <style:text-properties fo:language="es" fo:country="CR"/>
    </style:style>
    <style:style style:name="T73" style:parent-style-name="SourceText" style:family="text">
      <style:text-properties fo:language="es" fo:country="CR"/>
    </style:style>
    <style:style style:name="P74" style:parent-style-name="PreformattedText" style:family="paragraph">
      <style:text-properties fo:language="es" fo:country="CR"/>
    </style:style>
    <style:style style:name="T75" style:parent-style-name="SourceText" style:family="text">
      <style:text-properties fo:language="es" fo:country="CR"/>
    </style:style>
    <style:style style:name="T76" style:parent-style-name="SourceText" style:family="text">
      <style:text-properties fo:background-color="#3465A4"/>
    </style:style>
    <style:style style:name="P77" style:parent-style-name="PreformattedText" style:family="paragraph">
      <style:text-properties fo:language="es" fo:country="CR"/>
    </style:style>
    <style:style style:name="P78" style:parent-style-name="PreformattedText" style:family="paragraph">
      <style:text-properties fo:language="es" fo:country="CR"/>
    </style:style>
    <style:style style:name="P79" style:parent-style-name="PreformattedText" style:family="paragraph">
      <style:text-properties fo:language="es" fo:country="CR"/>
    </style:style>
    <style:style style:name="P80" style:parent-style-name="PreformattedText" style:family="paragraph">
      <style:text-properties fo:language="es" fo:country="CR"/>
    </style:style>
    <style:style style:name="P81" style:parent-style-name="PreformattedText" style:family="paragraph">
      <style:text-properties fo:language="es" fo:country="CR"/>
    </style:style>
    <style:style style:name="T82" style:parent-style-name="Fuentedepárrafopredeter." style:family="text">
      <style:text-properties fo:language="es" fo:country="CR"/>
    </style:style>
    <style:style style:name="T83" style:parent-style-name="Fuentedepárrafopredeter." style:family="text">
      <style:text-properties fo:language="es" fo:country="CR"/>
    </style:style>
    <style:style style:name="P84" style:parent-style-name="PreformattedText" style:family="paragraph">
      <style:text-properties fo:language="es" fo:country="CR"/>
    </style:style>
    <style:style style:name="P85" style:parent-style-name="PreformattedText" style:family="paragraph">
      <style:text-properties fo:language="es" fo:country="CR"/>
    </style:style>
    <style:style style:name="T86" style:parent-style-name="Fuentedepárrafopredeter." style:family="text">
      <style:text-properties fo:language="es" fo:country="CR"/>
    </style:style>
    <style:style style:name="T87" style:parent-style-name="Fuentedepárrafopredeter." style:family="text">
      <style:text-properties fo:language="es" fo:country="CR"/>
    </style:style>
    <style:style style:name="P88" style:parent-style-name="PreformattedText" style:family="paragraph">
      <style:text-properties fo:language="es" fo:country="CR"/>
    </style:style>
    <style:style style:name="P89" style:parent-style-name="PreformattedText" style:family="paragraph">
      <style:text-properties fo:language="es" fo:country="CR"/>
    </style:style>
    <style:style style:name="P90" style:parent-style-name="PreformattedText" style:family="paragraph">
      <style:text-properties fo:language="es" fo:country="CR"/>
    </style:style>
    <style:style style:name="P91" style:parent-style-name="PreformattedText" style:family="paragraph">
      <style:text-properties fo:language="es" fo:country="CR"/>
    </style:style>
    <style:style style:name="P92" style:parent-style-name="PreformattedText" style:family="paragraph">
      <style:text-properties fo:language="es" fo:country="CR"/>
    </style:style>
    <style:style style:name="T93" style:parent-style-name="Fuentedepárrafopredeter." style:family="text">
      <style:text-properties fo:language="es" fo:country="CR"/>
    </style:style>
    <style:style style:name="T94" style:parent-style-name="Fuentedepárrafopredeter." style:family="text">
      <style:text-properties fo:language="es" fo:country="CR"/>
    </style:style>
    <style:style style:name="T95" style:parent-style-name="Fuentedepárrafopredeter." style:family="text">
      <style:text-properties fo:language="es" fo:country="CR"/>
    </style:style>
  </office:automatic-styles>
  <office:body>
    <office:text text:use-soft-page-breaks="true">
      <text:p text:style-name="P1"><text:span text:style-name="SourceText">Given a positive integer n, return the nth prime number. For example, given 5 return the 5th prime number: 11.</text:span></text:p>
      <text:p text:style-name="PreformattedText"/>
      <text:p text:style-name="PreformattedText"/>
      <text:p text:style-name="PreformattedText"><text:span text:style-name="SourceText">Tests</text:span></text:p>
      <text:p text:style-name="PreformattedText"><text:span text:style-name="SourceText">Waiting:1. nth_prime(5) should return 11.</text:span></text:p>
      <text:p text:style-name="PreformattedText"><text:span text:style-name="SourceText">Waiting:2. nth_prime(10) should return 29.</text:span></text:p>
      <text:p text:style-name="PreformattedText"><text:span text:style-name="SourceText">Waiting:3.<text:s/></text:span><text:span text:style-name="SourceText">nth_prime(16) should return 53.</text:span></text:p>
      <text:p text:style-name="PreformattedText"><text:span text:style-name="SourceText">Waiting:4. nth_prime(99) should return 523.</text:span></text:p>
      <text:p text:style-name="PreformattedText"><text:span text:style-name="SourceText">Waiting:5. nth_prime(1000) should return 7919.</text:span></text:p>
      <text:p text:style-name="PreformattedText"/>
      <text:p text:style-name="TítuloTDC"><text:span text:style-name="T2">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12682949" office:target-frame-name="_top" xlink:show="replace"><text:span text:style-name="T4">JAVA</text:span><text:tab/>2</text:a></text:p>
          <text:p text:style-name="P5"><text:a xlink:href="#_Toc212682950" office:target-frame-name="_top" xlink:show="replace"><text:span text:style-name="T6">JavaScript</text:span><text:tab/>3</text:a></text:p>
          <text:p text:style-name="P7"><text:a xlink:href="#_Toc212682951" office:target-frame-name="_top" xlink:show="replace"><text:span text:style-name="T8">Python</text:span><text:tab/>4</text:a></text:p>
          <text:p text:style-name="P9"><text:a xlink:href="#_Toc212682952" office:target-frame-name="_top" xlink:show="replace"><text:span text:style-name="T10">C#</text:span><text:tab/>5</text:a></text:p>
          <text:p text:style-name="P11"><text:a xlink:href="#_Toc212682953" office:target-frame-name="_top" xlink:show="replace"><text:span text:style-name="T12">C</text:span><text:tab/>6</text:a></text:p>
          <text:p text:style-name="P13"><text:a xlink:href="#_Toc212682954" office:target-frame-name="_top" xlink:show="replace"><text:span text:style-name="T14">C++</text:span><text:tab/>7</text:a></text:p>
        </text:index-body>
      </text:table-of-content>
      <text:p text:style-name="Normal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212682949"/><text:soft-page-break/><text:span text:style-name="T15">JAVA</text:span><text:bookmark-end text:name="_Toc212682949"/></text:h>
      <text:p text:style-name="PreformattedText"><text:span text:style-name="SourceText">import java.util.Scanner;</text:span></text:p>
      <text:p text:style-name="PreformattedText"><text:span text:style-name="SourceText">public class NthPrime {</text:span></text:p>
      <text:p text:style-name="PreformattedText"><text:span text:style-name="SourceText"><text:s text:c="4"/>public static void<text:s/></text:span><text:span text:style-name="SourceText">main(String[] args) {</text:span></text:p>
      <text:p text:style-name="PreformattedText"><text:span text:style-name="SourceText"><text:s text:c="8"/>Scanner sc = new Scanner(System.in);</text:span></text:p>
      <text:p text:style-name="PreformattedText"><text:span text:style-name="SourceText"><text:s text:c="8"/>System.out.print("Enter n to compute the nth prime number: ");</text:span></text:p>
      <text:p text:style-name="PreformattedText"><text:span text:style-name="SourceText"><text:s text:c="8"/>int n = sc.nextInt();</text:span></text:p>
      <text:p text:style-name="PreformattedText"><text:span text:style-name="SourceText"><text:s text:c="8"/>sc.close();</text:span></text:p>
      <text:p text:style-name="PreformattedText"><text:span text:style-name="SourceText"><text:s text:c="8"/>int nthPrime = nth_prime(n);</text:span></text:p>
      <text:p text:style-name="PreformattedText"><text:span text:style-name="SourceText"><text:s text:c="8"/>System.out.println("The " + n + "th prime number is: " + nthPrime);</text:span></text:p>
      <text:p text:style-name="PreformattedText"><text:span text:style-name="SourceText"><text:s text:c="4"/>}</text:span></text:p>
      <text:p text:style-name="PreformattedText"><text:span text:style-name="SourceText"><text:s text:c="4"/>/**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<text:s text:c="5"/>* @throws IllegalArgumentException if n is less than 1.</text:span></text:p>
      <text:p text:style-name="PreformattedText"><text:span text:style-name="SourceText"><text:s text:c="5"/>*/</text:span></text:p>
      <text:p text:style-name="PreformattedText"><text:span text:style-name="SourceText"><text:s text:c="4"/>public static int nth_prime(int n) {</text:span></text:p>
      <text:p text:style-name="PreformattedText"><text:span text:style-name="SourceText"><text:s text:c="8"/>if (n &lt; 1) {</text:span></text:p>
      <text:p text:style-name="PreformattedText"><text:span text:style-name="SourceText"><text:s text:c="12"/>throw new IllegalArgumentException("n must be a positive integer.");</text:span></text:p>
      <text:p text:style-name="PreformattedText"><text:span text:style-name="SourceText"><text:s text:c="8"/>}</text:span></text:p>
      <text:p text:style-name="PreformattedText"><text:span text:style-name="SourceText"><text:s text:c="8"/>int count = 0; // Counts the<text:s/></text:span><text:span text:style-name="SourceText">number of primes found</text:span></text:p>
      <text:p text:style-name="PreformattedText"><text:span text:style-name="SourceText"><text:s text:c="8"/>int num = 1; <text:s text:c="2"/>// The current number being checked for primality</text:span></text:p>
      <text:p text:style-name="PreformattedText"><text:span text:style-name="SourceText"><text:s text:c="8"/>while (count &lt; n) {</text:span></text:p>
      <text:p text:style-name="PreformattedText"><text:span text:style-name="SourceText"><text:s text:c="12"/>num++; // Move to the next number</text:span></text:p>
      <text:p text:style-name="PreformattedText"><text:span text:style-name="SourceText"><text:s text:c="12"/>if (isPrime(num)) {</text:span></text:p>
      <text:p text:style-name="PreformattedText"><text:span text:style-name="SourceText"><text:s text:c="16"/>count++; // Increment prime count if the number is prime</text:span></text:p>
      <text:p text:style-name="PreformattedText"><text:span text:style-name="SourceText"><text:s text:c="12"/>}</text:span></text:p>
      <text:p text:style-name="PreformattedText"><text:span text:style-name="SourceText"><text:s text:c="8"/>}</text:span></text:p>
      <text:p text:style-name="PreformattedText"><text:span text:style-name="SourceText"><text:s text:c="8"/>return num; // Return the nth prime number</text:span></text:p>
      <text:p text:style-name="PreformattedText"><text:span text:style-name="SourceText"><text:s text:c="4"/>}</text:span></text:p>
      <text:p text:style-name="Standard"><text:span text:style-name="SourceText"><text:tab/>/**</text:span></text:p>
      <text:p text:style-name="PreformattedText"><text:span text:style-name="SourceText"><text:s text:c="5"/>* Evaluate if is a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 @return The boolean condition (true ‘is a<text:s/></text:span><text:span text:style-name="SourceText">prime number, false ‘is not’)</text:span></text:p>
      <text:p text:style-name="PreformattedText"><text:span text:style-name="SourceText"><text:s text:c="5"/>*/</text:span></text:p>
      <text:p text:style-name="PreformattedText"><text:span text:style-name="SourceText"><text:tab/>public static boolean isPrime(int n){</text:span></text:p>
      <text:p text:style-name="PreformattedText"/>
      <text:p text:style-name="PreformattedText"><text:span text:style-name="SourceText"><text:tab/></text:span><text:span text:style-name="SourceText"><text:tab/>if (n&lt;=1) return false;</text:span></text:p>
      <text:p text:style-name="PreformattedText"><text:span text:style-name="SourceText"><text:tab/></text:span><text:span text:style-name="SourceText"><text:tab/>if (n==2) return true;</text:span></text:p>
      <text:p text:style-name="PreformattedText"><text:span text:style-name="SourceText"><text:tab/></text:span><text:span text:style-name="SourceText"><text:tab/>if (n % 2 == 0) return false;</text:span></text:p>
      <text:p text:style-name="PreformattedText"/>
      <text:p text:style-name="PreformattedText"><text:span text:style-name="SourceText"><text:tab/></text:span><text:span text:style-name="SourceText"><text:tab/>int sqrt = (int)Math.sqrt(n);</text:span></text:p>
      <text:p text:style-name="PreformattedText"><text:span text:style-name="SourceText"><text:tab/></text:span><text:span text:style-name="SourceText"><text:tab/>for(int i = 3; i &lt;= sqrt; i+=2){</text:span></text:p>
      <text:p text:style-name="PreformattedText"/>
      <text:p text:style-name="PreformattedText"><text:span text:style-name="SourceText"><text:tab/></text:span><text:span text:style-name="SourceText"><text:tab/></text:span><text:span text:style-name="SourceText"><text:tab/>if( n % i == 0) return false;</text:span></text:p>
      <text:p text:style-name="PreformattedText"/>
      <text:p text:style-name="PreformattedText"><text:span text:style-name="SourceText"><text:tab/></text:span><text:span text:style-name="SourceText"><text:tab/>}</text:span></text:p>
      <text:p text:style-name="PreformattedText"><text:span text:style-name="SourceText"><text:tab/></text:span><text:span text:style-name="SourceText"><text:tab/>return true;</text:span></text:p>
      <text:p text:style-name="PreformattedText"/>
      <text:p text:style-name="PreformattedText"><text:span text:style-name="SourceText"><text:tab/>}</text:span></text:p>
      <text:p text:style-name="P16"><text:span text:style-name="SourceText">}</text:span></text:p>
      <text:h text:style-name="P17" text:outline-level="1"><text:bookmark-start text:name="_Toc212682950"/>JavaScript<text:bookmark-end text:name="_Toc212682950"/></text:h>
      <text:p text:style-name="PreformattedText"><text:span text:style-name="SourceText">/**</text:span></text:p>
      <text:p text:style-name="PreformattedText"><text:span text:style-name="SourceText"><text:s text:c="5"/>* Evaluate if is a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 @return The boolean condition (true ‘is a prime number, false ‘is not’)</text:span></text:p>
      <text:p text:style-name="PreformattedText"><text:span text:style-name="SourceText"><text:s text:c="5"/>*/</text:span></text:p>
      <text:p text:style-name="PreformattedText"><text:span text:style-name="SourceText">function<text:s/></text:span><text:span text:style-name="SourceText">isPrime(n){</text:span></text:p>
      <text:p text:style-name="PreformattedText"><text:span text:style-name="SourceText"><text:tab/>if(n&lt;=1) return false;</text:span></text:p>
      <text:p text:style-name="PreformattedText"><text:span text:style-name="SourceText"><text:tab/>if(n==2) return true;</text:span></text:p>
      <text:p text:style-name="PreformattedText"><text:span text:style-name="SourceText"><text:tab/>if(n % 2 == 0) return false;</text:span></text:p>
      <text:p text:style-name="PreformattedText"><text:span text:style-name="SourceText"><text:tab/>var sqrt = Math.sqrt(n);</text:span></text:p>
      <text:p text:style-name="PreformattedText"><text:span text:style-name="SourceText"><text:tab/>for(var i = 3; i &lt;= sqrt; i+=2){</text:span></text:p>
      <text:p text:style-name="PreformattedText"><text:span text:style-name="SourceText"><text:tab/></text:span><text:span text:style-name="SourceText"><text:tab/>if(n % i == 0) return false;</text:span></text:p>
      <text:p text:style-name="PreformattedText"><text:span text:style-name="SourceText"><text:tab/>}</text:span></text:p>
      <text:p text:style-name="PreformattedText"><text:span text:style-name="SourceText"><text:tab/>return true;</text:span></text:p>
      <text:p text:style-name="PreformattedText"><text:span text:style-name="SourceText">}</text:span></text:p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SourceText">/**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<text:s text:c="5"/>*/</text:span></text:p>
      <text:p text:style-name="PreformattedText"><text:span text:style-name="SourceText">function nth_prime(n){</text:span></text:p>
      <text:p text:style-name="PreformattedText"><text:span text:style-name="SourceText"><text:tab/>if(n&lt;1) return 0;</text:span></text:p>
      <text:p text:style-name="PreformattedText"><text:span text:style-name="SourceText"><text:tab/></text:span><text:span text:style-name="T18">var conteo = 0;</text:span></text:p>
      <text:p text:style-name="PreformattedText"><text:span text:style-name="T19"><text:tab/>var num = 1;</text:span></text:p>
      <text:p text:style-name="PreformattedText"><text:span text:style-name="T20"><text:tab/>while(conteo &lt; n){</text:span></text:p>
      <text:p text:style-name="PreformattedText"><text:span text:style-name="T21"><text:tab/></text:span><text:span text:style-name="T22"><text:tab/></text:span><text:span text:style-name="SourceText">num++;</text:span></text:p>
      <text:p text:style-name="PreformattedText"><text:span text:style-name="SourceText"><text:tab/></text:span><text:span text:style-name="SourceText"><text:tab/>if(isPrime(num)){</text:span></text:p>
      <text:p text:style-name="PreformattedText"><text:span text:style-name="SourceText"><text:tab/></text:span><text:span text:style-name="SourceText"><text:tab/></text:span><text:span text:style-name="SourceText"><text:tab/>conteo++;</text:span></text:p>
      <text:p text:style-name="PreformattedText"><text:span text:style-name="SourceText"><text:tab/></text:span><text:span text:style-name="SourceText"><text:tab/>}</text:span></text:p>
      <text:p text:style-name="PreformattedText"><text:span text:style-name="SourceText"><text:tab/>}</text:span></text:p>
      <text:p text:style-name="PreformattedText"><text:span text:style-name="SourceText"><text:tab/>return num;</text:span></text:p>
      <text:p text:style-name="PreformattedText"><text:span text:style-name="SourceText">}</text:span></text:p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SourceText">var dato = nth_prime(99);</text:span></text:p>
      <text:p text:style-name="PreformattedText"><text:span text:style-name="T23">if(dato == 0){</text:span></text:p>
      <text:p text:style-name="PreformattedText"><text:span text:style-name="T24"><text:tab/>console.log("el valor debe ser positivo");</text:span></text:p>
      <text:p text:style-name="PreformattedText"><text:span text:style-name="SourceText">}</text:span></text:p>
      <text:p text:style-name="PreformattedText"><text:span text:style-name="SourceText">console.log(dato);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212682951"/><text:span text:style-name="T25">Python</text:span><text:bookmark-end text:name="_Toc212682951"/></text:h>
      <text:p text:style-name="PreformattedText"><text:span text:style-name="SourceText">import math</text:span></text:p>
      <text:p text:style-name="PreformattedText"><text:span text:style-name="SourceText">10</text:span></text:p>
      <text:p text:style-name="PreformattedText"><text:span text:style-name="SourceText">print('30102025');</text:span></text:p>
      <text:p text:style-name="PreformattedText"/>
      <text:p text:style-name="PreformattedText"><text:span text:style-name="SourceText">‘’’</text:span></text:p>
      <text:p text:style-name="PreformattedText"><text:span text:style-name="SourceText"><text:s text:c="5"/>* Evaluate if is a prime<text:s/></text:span><text:span text:style-name="SourceText">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 @return The boolean condition (true ‘is a prime number, false ‘is not’)</text:span></text:p>
      <text:p text:style-name="PreformattedText"><text:span text:style-name="SourceText">‘’’</text:span></text:p>
      <text:p text:style-name="PreformattedText"><text:span text:style-name="SourceText">def isPrime(n):</text:span></text:p>
      <text:p text:style-name="PreformattedText"><text:span text:style-name="SourceText"><text:tab/>if n&lt;=1: return False</text:span></text:p>
      <text:p text:style-name="PreformattedText"><text:span text:style-name="SourceText"><text:tab/>if n==2: return True</text:span></text:p>
      <text:p text:style-name="PreformattedText"><text:span text:style-name="SourceText"><text:tab/>if n%2==0: return False</text:span></text:p>
      <text:p text:style-name="PreformattedText"><text:span text:style-name="SourceText"><text:tab/>sqrt = int(math.sqrt(n))</text:span></text:p>
      <text:p text:style-name="PreformattedText"><text:span text:style-name="SourceText"><text:tab/>for i in range(3, sqrt+1, 2):</text:span></text:p>
      <text:p text:style-name="PreformattedText"><text:span text:style-name="SourceText"><text:tab/></text:span><text:span text:style-name="SourceText"><text:tab/>if n % i == 0: return False</text:span></text:p>
      <text:p text:style-name="PreformattedText"><text:span text:style-name="SourceText"><text:tab/>return True</text:span></text:p>
      <text:p text:style-name="PreformattedText"/>
      <text:p text:style-name="PreformattedText"/>
      <text:p text:style-name="PreformattedText"><text:span text:style-name="SourceText">‘’’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‘’’</text:span></text:p>
      <text:p text:style-name="PreformattedText"><text:span text:style-name="SourceText">def nth_prime(dato):10</text:span></text:p>
      <text:p text:style-name="PreformattedText"/>
      <text:p text:style-name="PreformattedText"><text:span text:style-name="SourceText"><text:tab/>if dato&lt;1: return 0</text:span></text:p>
      <text:p text:style-name="PreformattedText"><text:span text:style-name="SourceText"><text:tab/>conteo = 0</text:span></text:p>
      <text:p text:style-name="PreformattedText"><text:span text:style-name="SourceText"><text:tab/>num = 1</text:span></text:p>
      <text:p text:style-name="PreformattedText"><text:span text:style-name="SourceText"><text:tab/>while conteo&lt;dato:</text:span></text:p>
      <text:p text:style-name="PreformattedText"><text:span text:style-name="SourceText"><text:tab/></text:span><text:span text:style-name="SourceText"><text:tab/>num += 1</text:span></text:p>
      <text:p text:style-name="PreformattedText"><text:span text:style-name="SourceText"><text:tab/></text:span><text:span text:style-name="SourceText"><text:tab/>if isPrime(num): conteo += <text:s/>1</text:span></text:p>
      <text:p text:style-name="PreformattedText"><text:span text:style-name="SourceText"><text:tab/>return num</text:span></text:p>
      <text:p text:style-name="PreformattedText"/>
      <text:p text:style-name="PreformattedText"/>
      <text:p text:style-name="PreformattedText"><text:span text:style-name="SourceText">dato = nth_prime(16)</text:span></text:p>
      <text:p text:style-name="PreformattedText"><text:span text:style-name="SourceText">print(dato);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212682952"/><text:span text:style-name="T26">C#</text:span><text:bookmark-end text:name="_Toc212682952"/></text:h>
      <text:p text:style-name="PreformattedText"><text:span text:style-name="SourceText">namespace Miprogram{</text:span></text:p>
      <text:p text:style-name="PreformattedText"/>
      <text:p text:style-name="PreformattedText"><text:span text:style-name="SourceText"><text:tab/>public class<text:s/></text:span><text:span text:style-name="SourceText">program{</text:span></text:p>
      <text:p text:style-name="PreformattedText"><text:span text:style-name="SourceText"><text:tab/></text:span><text:span text:style-name="SourceText"><text:tab/>public static void Main(){</text:span></text:p>
      <text:p text:style-name="PreformattedText"><text:span text:style-name="SourceText"><text:tab/></text:span><text:span text:style-name="SourceText"><text:tab/></text:span><text:span text:style-name="SourceText"><text:tab/>Console.WriteLine("30102025");</text:span></text:p>
      <text:p text:style-name="PreformattedText"><text:span text:style-name="SourceText"><text:tab/></text:span><text:span text:style-name="SourceText"><text:tab/></text:span><text:span text:style-name="SourceText"><text:tab/>var dato = nt_prime(10);</text:span></text:p>
      <text:p text:style-name="PreformattedText"><text:span text:style-name="SourceText"><text:tab/></text:span><text:span text:style-name="SourceText"><text:tab/></text:span><text:span text:style-name="SourceText"><text:tab/>Console.WriteLine(dato);</text:span></text:p>
      <text:p text:style-name="PreformattedText"><text:span text:style-name="SourceText"><text:tab/></text:span><text:span text:style-name="SourceText"><text:tab/>}</text:span></text:p>
      <text:p text:style-name="PreformattedText"/>
      <text:p text:style-name="PreformattedText"/>
      <text:p text:style-name="PreformattedText"><text:span text:style-name="SourceText"><text:tab/></text:span><text:span text:style-name="SourceText"><text:tab/>public static int nt_prime(int dato){</text:span></text:p>
      <text:p text:style-name="PreformattedText"/>
      <text:p text:style-name="PreformattedText"><text:span text:style-name="SourceText"><text:tab/></text:span><text:span text:style-name="SourceText"><text:tab/></text:span><text:span text:style-name="SourceText"><text:tab/>if (dato&lt;1) return 0;</text:span></text:p>
      <text:p text:style-name="PreformattedText"><text:span text:style-name="SourceText"><text:tab/></text:span><text:span text:style-name="SourceText"><text:tab/></text:span><text:span text:style-name="SourceText"><text:tab/>int conteo = 0;</text:span></text:p>
      <text:p text:style-name="PreformattedText"><text:span text:style-name="SourceText"><text:tab/></text:span><text:span text:style-name="SourceText"><text:tab/></text:span><text:span text:style-name="SourceText"><text:tab/>int num = 1;</text:span></text:p>
      <text:p text:style-name="PreformattedText"><text:span text:style-name="SourceText"><text:tab/></text:span><text:span text:style-name="SourceText"><text:tab/></text:span><text:span text:style-name="SourceText"><text:tab/>while(conteo&lt;dato){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num++;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if(isPrime(num)) conteo++;</text:span></text:p>
      <text:p text:style-name="PreformattedText"><text:span text:style-name="SourceText"><text:tab/></text:span><text:span text:style-name="SourceText"><text:tab/></text:span><text:span text:style-name="SourceText"><text:tab/>}</text:span></text:p>
      <text:p text:style-name="PreformattedText"><text:span text:style-name="SourceText"><text:tab/></text:span><text:span text:style-name="SourceText"><text:tab/></text:span><text:span text:style-name="SourceText"><text:tab/>return num;</text:span></text:p>
      <text:p text:style-name="PreformattedText"><text:span text:style-name="SourceText"><text:tab/></text:span><text:span text:style-name="SourceText"><text:tab/>}</text:span></text:p>
      <text:p text:style-name="PreformattedText"/>
      <text:p text:style-name="PreformattedText"><text:span text:style-name="SourceText"><text:tab/></text:span><text:span text:style-name="SourceText"><text:tab/>public static bool isPrime(int dato){</text:span></text:p>
      <text:p text:style-name="PreformattedText"><text:span text:style-name="SourceText"><text:tab/></text:span><text:span text:style-name="SourceText"><text:tab/></text:span><text:span text:style-name="SourceText"><text:tab/>if(dato&lt;=1) return true;</text:span></text:p>
      <text:p text:style-name="PreformattedText"><text:span text:style-name="SourceText"><text:tab/></text:span><text:span text:style-name="SourceText"><text:tab/></text:span><text:span text:style-name="SourceText"><text:tab/>if(dato%2==0) return false;</text:span></text:p>
      <text:p text:style-name="PreformattedText"><text:span text:style-name="SourceText"><text:tab/></text:span><text:span text:style-name="SourceText"><text:tab/></text:span><text:span text:style-name="SourceText"><text:tab/>var sqrt = Math.Sqrt(dato);</text:span></text:p>
      <text:p text:style-name="PreformattedText"><text:span text:style-name="SourceText"><text:tab/></text:span><text:span text:style-name="SourceText"><text:tab/></text:span><text:span text:style-name="SourceText"><text:tab/>for(int i = 3; i &lt;= sqrt; i+=2){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if(dato % i == 0) return false;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T27">}</text:span></text:p>
      <text:p text:style-name="PreformattedText"><text:span text:style-name="T28"><text:tab/></text:span><text:span text:style-name="T29"><text:tab/></text:span><text:span text:style-name="T30"><text:tab/>return true;</text:span></text:p>
      <text:p text:style-name="PreformattedText"><text:span text:style-name="T31"><text:tab/></text:span><text:span text:style-name="T32"><text:tab/>}</text:span></text:p>
      <text:p text:style-name="PreformattedText"><text:span text:style-name="T33"><text:tab/>}</text:span></text:p>
      <text:p text:style-name="PreformattedText"><text:span text:style-name="T34">}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h text:style-name="Título1" text:outline-level="1"><text:bookmark-start text:name="_Toc212682953"/><text:span text:style-name="T56">C</text:span><text:bookmark-end text:name="_Toc212682953"/></text:h>
      <text:p text:style-name="PreformattedText"><text:span text:style-name="T57">#include &lt;stdio.h&gt; // Para funciones de entrada/salida como printf.</text:span></text:p>
      <text:p text:style-name="PreformattedText"><text:span text:style-name="T58">#include &lt;stdbool.h&gt; // Para usar el tipo de dato 'bool'.</text:span></text:p>
      <text:p text:style-name="PreformattedText"><text:span text:style-name="T59">#include &lt;math.h&gt; // Para usar la función sqrt().</text:span></text:p>
      <text:p text:style-name="P60"/>
      <text:p text:style-name="PreformattedText"><text:span text:style-name="T61">//<text:s/></text:span><text:span text:style-name="T62">Función para comprobar si un número es primo.</text:span></text:p>
      <text:p text:style-name="PreformattedText"><text:span text:style-name="T63">// Se han corregido los errores lógicos del código original de C#.</text:span></text:p>
      <text:p text:style-name="PreformattedText"><text:span text:style-name="SourceText">bool is_prime(int num) {</text:span></text:p>
      <text:p text:style-name="PreformattedText"><text:span text:style-name="SourceText"><text:s text:c="4"/>if (num &lt;= 1) {</text:span></text:p>
      <text:p text:style-name="PreformattedText"><text:span text:style-name="SourceText"><text:s text:c="8"/>return false;</text:span></text:p>
      <text:p text:style-name="PreformattedText"><text:span text:style-name="SourceText"><text:s text:c="4"/>}</text:span></text:p>
      <text:p text:style-name="PreformattedText"><text:span text:style-name="SourceText"><text:s text:c="4"/>if (num == 2) {</text:span></text:p>
      <text:p text:style-name="PreformattedText"><text:span text:style-name="SourceText"><text:s text:c="8"/>return true;</text:span></text:p>
      <text:p text:style-name="PreformattedText"><text:span text:style-name="SourceText"><text:s text:c="4"/>}</text:span></text:p>
      <text:p text:style-name="PreformattedText"><text:span text:style-name="SourceText"><text:s text:c="4"/>if (num % 2 == 0) {</text:span></text:p>
      <text:p text:style-name="PreformattedText"><text:span text:style-name="SourceText"><text:s text:c="8"/>return false;</text:span></text:p>
      <text:p text:style-name="PreformattedText"><text:span text:style-name="SourceText"><text:s text:c="4"/></text:span><text:span text:style-name="T64">}</text:span></text:p>
      <text:p text:style-name="PreformattedText"><text:span text:style-name="T65"><text:s text:c="4"/></text:span></text:p>
      <text:p text:style-name="PreformattedText"><text:span text:style-name="T66"><text:s text:c="4"/>// Solo necesitamos comprobar hasta la raíz cuadrada del número.</text:span></text:p>
      <text:p text:style-name="PreformattedText"><text:span text:style-name="T67"><text:s text:c="4"/>// Iteramos solo a través de los números impares.</text:span></text:p>
      <text:p text:style-name="PreformattedText"><text:span text:style-name="T68"><text:s text:c="4"/></text:span><text:span text:style-name="SourceText">for (int i = 3; i &lt;= sqrt(num); i += 2) {</text:span></text:p>
      <text:p text:style-name="PreformattedText"><text:span text:style-name="SourceText"><text:s text:c="8"/>if (num % i == 0) {</text:span></text:p>
      <text:p text:style-name="PreformattedText"><text:span text:style-name="SourceText"><text:s text:c="12"/>return<text:s/></text:span><text:span text:style-name="SourceText">false;</text:span></text:p>
      <text:p text:style-name="PreformattedText"><text:span text:style-name="SourceText"><text:s text:c="8"/></text:span><text:span text:style-name="T69">}</text:span></text:p>
      <text:p text:style-name="PreformattedText"><text:span text:style-name="T70"><text:s text:c="4"/>}</text:span></text:p>
      <text:p text:style-name="PreformattedText"><text:span text:style-name="T71"><text:s text:c="4"/></text:span></text:p>
      <text:p text:style-name="PreformattedText"><text:span text:style-name="T72"><text:s text:c="4"/>return true;</text:span></text:p>
      <text:p text:style-name="PreformattedText"><text:span text:style-name="T73">}</text:span></text:p>
      <text:p text:style-name="P74"/>
      <text:p text:style-name="PreformattedText"><text:span text:style-name="T75">// Función para encontrar el n-ésimo número primo.</text:span></text:p>
      <text:p text:style-name="PreformattedText"><text:span text:style-name="SourceText">int nth_prime(int n) {</text:span></text:p>
      <text:p text:style-name="PreformattedText"><text:span text:style-name="SourceText"><text:s text:c="4"/>if (n &lt; 1) {</text:span></text:p>
      <text:p text:style-name="PreformattedText"><text:span text:style-name="SourceText"><text:s text:c="8"/>return 0;</text:span></text:p>
      <text:p text:style-name="PreformattedText"><text:span text:style-name="SourceText"><text:s text:c="4"/>}</text:span></text:p>
      <text:p text:style-name="PreformattedText"><text:span text:style-name="SourceText"><text:s text:c="4"/></text:span></text:p>
      <text:p text:style-name="PreformattedText"><text:span text:style-name="SourceText"><text:s text:c="4"/>int count = 0;</text:span></text:p>
      <text:p text:style-name="PreformattedText"><text:span text:style-name="SourceText"><text:s text:c="4"/>int num = 1;</text:span></text:p>
      <text:p text:style-name="PreformattedText"><text:span text:style-name="SourceText"><text:s text:c="4"/></text:span></text:p>
      <text:p text:style-name="PreformattedText"><text:span text:style-name="SourceText"><text:s text:c="4"/>while (count &lt; n) {</text:span></text:p>
      <text:p text:style-name="PreformattedText"><text:span text:style-name="SourceText"><text:s text:c="8"/>num++;</text:span></text:p>
      <text:p text:style-name="PreformattedText"><text:span text:style-name="SourceText"><text:s text:c="8"/>if (is_prime(num)) {</text:span></text:p>
      <text:p text:style-name="PreformattedText"><text:span text:style-name="SourceText"><text:s text:c="12"/>count++;</text:span></text:p>
      <text:p text:style-name="PreformattedText"><text:span text:style-name="SourceText"><text:s text:c="8"/>}</text:span></text:p>
      <text:p text:style-name="PreformattedText"><text:span text:style-name="SourceText"><text:s text:c="4"/>}</text:span></text:p>
      <text:p text:style-name="PreformattedText"><text:span text:style-name="SourceText"><text:s text:c="4"/></text:span></text:p>
      <text:p text:style-name="PreformattedText"><text:span text:style-name="SourceText"><text:s text:c="4"/>return num;</text:span></text:p>
      <text:p text:style-name="PreformattedText"><text:span text:style-name="SourceText">}</text:span></text:p>
      <text:p text:style-name="PreformattedText"/>
      <text:p text:style-name="PreformattedText"><text:span text:style-name="SourceText">int main() {</text:span></text:p>
      <text:p text:style-name="PreformattedText"><text:span text:style-name="SourceText"><text:s text:c="4"/>printf("30102025\n");</text:span></text:p>
      <text:p text:style-name="PreformattedText"><text:span text:style-name="SourceText"><text:s text:c="4"/>int result = nth_prime(10);</text:span></text:p>
      <text:p text:style-name="PreformattedText"><text:span text:style-name="SourceText"><text:s text:c="4"/>printf("%d\n", result);</text:span></text:p>
      <text:p text:style-name="PreformattedText"><text:span text:style-name="SourceText"><text:s text:c="4"/></text:span></text:p>
      <text:p text:style-name="PreformattedText"><text:span text:style-name="SourceText"><text:s text:c="4"/>return 0;</text:span></text:p>
      <text:p text:style-name="PreformattedText"><text:span text:style-name="SourceText">}</text:span></text:p>
      <text:h text:style-name="Título1" text:outline-level="1"><text:bookmark-start text:name="_Toc212682954"/><text:span text:style-name="T76">C++</text:span><text:bookmark-end text:name="_Toc212682954"/></text:h>
      <text:p text:style-name="PreformattedText">#include &lt;iostream&gt; // Para std::cout y std::endl</text:p>
      <text:p text:style-name="P77">#include &lt;cmath&gt; <text:s text:c="3"/>// Para std::sqrt</text:p>
      <text:p text:style-name="P78">#include &lt;string&gt; <text:s text:c="2"/>// Para usar std::string, aunque no es estrictamente necesario en este ejemplo</text:p>
      <text:p text:style-name="P79">namespace Miprogram {</text:p>
      <text:p text:style-name="P80"/>
      <text:p text:style-name="P81"><text:s text:c="4"/>// Función para comprobar si un número es primo.</text:p>
      <text:p text:style-name="PreformattedText"><text:span text:style-name="T82"><text:s text:c="4"/></text:span>bool is_prime(int num) {</text:p>
      <text:p text:style-name="PreformattedText"><text:s text:c="8"/>if (num &lt;= 1) {</text:p>
      <text:p text:style-name="PreformattedText"><text:s text:c="12"/>return false;</text:p>
      <text:p text:style-name="PreformattedText"><text:s text:c="8"/>}</text:p>
      <text:p text:style-name="PreformattedText"><text:s text:c="8"/>if (num == 2) {</text:p>
      <text:p text:style-name="PreformattedText"><text:s text:c="12"/>return true;</text:p>
      <text:p text:style-name="PreformattedText"><text:s text:c="8"/>}</text:p>
      <text:p text:style-name="PreformattedText"><text:s text:c="8"/>if (num % 2 == 0) {</text:p>
      <text:p text:style-name="PreformattedText"><text:s text:c="12"/>return false;</text:p>
      <text:p text:style-name="PreformattedText"><text:s text:c="8"/><text:span text:style-name="T83">}</text:span></text:p>
      <text:p text:style-name="P84"><text:s text:c="8"/></text:p>
      <text:p text:style-name="P85"><text:s text:c="8"/>// Solo necesitamos comprobar hasta la raíz<text:s/>cuadrada del número.</text:p>
      <text:p text:style-name="PreformattedText"><text:span text:style-name="T86"><text:s text:c="8"/></text:span>for (int i = 3; i &lt;= std::sqrt(num); i += 2) {</text:p>
      <text:p text:style-name="PreformattedText"><text:s text:c="12"/>if (num % i == 0) {</text:p>
      <text:p text:style-name="PreformattedText"><text:s text:c="16"/>return false;</text:p>
      <text:p text:style-name="PreformattedText"><text:s text:c="12"/><text:span text:style-name="T87">}</text:span></text:p>
      <text:p text:style-name="P88"><text:s text:c="8"/>}</text:p>
      <text:p text:style-name="P89"><text:s text:c="8"/></text:p>
      <text:p text:style-name="P90"><text:s text:c="8"/>return true;</text:p>
      <text:p text:style-name="P91"><text:s text:c="4"/>}</text:p>
      <text:p text:style-name="P92"><text:s text:c="4"/>// Función para encontrar el n-ésimo número primo.</text:p>
      <text:p text:style-name="PreformattedText"><text:span text:style-name="T93"><text:s text:c="4"/></text:span>int nth_prime(int n) {</text:p>
      <text:p text:style-name="PreformattedText"><text:s text:c="8"/>if (n &lt; 1) {</text:p>
      <text:p text:style-name="PreformattedText"><text:s text:c="12"/>return 0;</text:p>
      <text:p text:style-name="PreformattedText"><text:s text:c="8"/>}</text:p>
      <text:p text:style-name="PreformattedText"><text:s text:c="8"/></text:p>
      <text:p text:style-name="PreformattedText"><text:s text:c="8"/>int count = 0;</text:p>
      <text:p text:style-name="PreformattedText"><text:s text:c="8"/>int num = 1;</text:p>
      <text:p text:style-name="PreformattedText"><text:s text:c="8"/></text:p>
      <text:p text:style-name="PreformattedText"><text:s text:c="8"/>while (count &lt; n) {</text:p>
      <text:p text:style-name="PreformattedText"><text:s text:c="12"/>num++;</text:p>
      <text:p text:style-name="PreformattedText"><text:s text:c="12"/>if (is_prime(num)) {</text:p>
      <text:p text:style-name="PreformattedText"><text:s text:c="16"/>count++;</text:p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return num;</text:p>
      <text:p text:style-name="PreformattedText"><text:s text:c="4"/>}</text:p>
      <text:p text:style-name="PreformattedText">}</text:p>
      <text:p text:style-name="PreformattedText">int main() {</text:p>
      <text:p text:style-name="PreformattedText"><text:s text:c="4"/><text:span text:style-name="T94">// Se usa el namespace para llamar a las funciones.</text:span></text:p>
      <text:p text:style-name="PreformattedText"><text:span text:style-name="T95"><text:s text:c="4"/></text:span>std::cout &lt;&lt; "30102025" &lt;&lt; std::endl;</text:p>
      <text:p text:style-name="PreformattedText"><text:s text:c="4"/>int result = Miprogram::nth_prime(10);</text:p>
      <text:p text:style-name="PreformattedText"><text:s text:c="4"/>std::cout &lt;&lt; result &lt;&lt; std::endl;</text:p>
      <text:p text:style-name="PreformattedText"><text:s text:c="4"/></text:p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TítuloTDC" style:display-name="Título TDC" style:family="paragraph" style:parent-style-name="Título1" style:next-style-name="Normal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R" style:language-asian="es" style:country-asian="CR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30102025<text:tab/>DESAFIOS: FREE CODE FUNDATION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jandro vargas</dc:creator>
    <meta:creation-date>2025-10-30T08:28:00Z</meta:creation-date>
    <dc:date>2025-10-30T08:15:00Z</dc:date>
    <meta:template xlink:href="Normal" xlink:type="simple"/>
    <meta:editing-cycles>18</meta:editing-cycles>
    <meta:editing-duration>PT6120S</meta:editing-duration>
    <meta:document-statistic meta:page-count="8" meta:paragraph-count="14" meta:word-count="1110" meta:character-count="7207" meta:row-count="50" meta:non-whitespace-character-count="6111"/>
  </office:meta>
</office:document-meta>
</file>